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110" officeooo:paragraph-rsid="0004f110"/>
    </style:style>
    <style:style style:name="P2" style:family="paragraph" style:parent-style-name="Standard">
      <style:text-properties officeooo:rsid="0004fda2" officeooo:paragraph-rsid="0004fda2"/>
    </style:style>
    <style:style style:name="P3" style:family="paragraph" style:parent-style-name="Standard">
      <style:text-properties fo:font-weight="bold" officeooo:rsid="0005d05d" officeooo:paragraph-rsid="0005d05d" style:font-weight-asian="bold" style:font-weight-complex="bold"/>
    </style:style>
    <style:style style:name="P4" style:family="paragraph" style:parent-style-name="Standard">
      <style:text-properties fo:font-weight="bold" officeooo:rsid="000823b8" officeooo:paragraph-rsid="000823b8" style:font-weight-asian="bold" style:font-weight-complex="bold"/>
    </style:style>
    <style:style style:name="P5" style:family="paragraph" style:parent-style-name="Standard">
      <style:text-properties fo:font-weight="bold" officeooo:rsid="0009a8c2" officeooo:paragraph-rsid="0009a8c2" style:font-weight-asian="bold" style:font-weight-complex="bold"/>
    </style:style>
    <style:style style:name="P6" style:family="paragraph" style:parent-style-name="Standard">
      <style:text-properties fo:font-weight="bold" officeooo:rsid="000f7b9f" officeooo:paragraph-rsid="000f7b9f" style:font-weight-asian="bold" style:font-weight-complex="bold"/>
    </style:style>
    <style:style style:name="P7" style:family="paragraph" style:parent-style-name="Standard">
      <style:text-properties fo:font-weight="normal" officeooo:rsid="0005d05d" officeooo:paragraph-rsid="0005d05d" style:font-weight-asian="normal" style:font-weight-complex="normal"/>
    </style:style>
    <style:style style:name="P8" style:family="paragraph" style:parent-style-name="Standard">
      <style:text-properties fo:font-weight="normal" officeooo:rsid="0006d446" officeooo:paragraph-rsid="0006d446" style:font-weight-asian="normal" style:font-weight-complex="normal"/>
    </style:style>
    <style:style style:name="P9" style:family="paragraph" style:parent-style-name="Standard">
      <style:text-properties fo:font-weight="normal" officeooo:rsid="0009a8c2" officeooo:paragraph-rsid="0009a8c2" style:font-weight-asian="normal" style:font-weight-complex="normal"/>
    </style:style>
    <style:style style:name="P10" style:family="paragraph" style:parent-style-name="Standard">
      <style:text-properties fo:font-weight="normal" officeooo:rsid="000da995" officeooo:paragraph-rsid="000da995" style:font-weight-asian="normal" style:font-weight-complex="normal"/>
    </style:style>
    <style:style style:name="P11" style:family="paragraph" style:parent-style-name="Standard">
      <style:text-properties fo:font-weight="normal" officeooo:rsid="000ee803" officeooo:paragraph-rsid="000ee803" style:font-weight-asian="normal" style:font-weight-complex="normal"/>
    </style:style>
    <style:style style:name="P12" style:family="paragraph" style:parent-style-name="Standard">
      <style:text-properties officeooo:rsid="0005d05d" officeooo:paragraph-rsid="0005d05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d446"/>
    </style:style>
    <style:style style:name="T5" style:family="text">
      <style:text-properties officeooo:rsid="000823b8"/>
    </style:style>
    <style:style style:name="T6" style:family="text">
      <style:text-properties officeooo:rsid="000a7ea5"/>
    </style:style>
    <style:style style:name="T7" style:family="text">
      <style:text-properties officeooo:rsid="000f7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s</text:p>
      <text:p text:style-name="P1">Feb 4<text:span text:style-name="T1">th</text:span> 2021</text:p>
      <text:p text:style-name="P1"/>
      <text:p text:style-name="P1">These will be structures that can be built in conquer.LIVE</text:p>
      <text:p text:style-name="P2">Any values in [brackets] are debatable and liable to change</text:p>
      <text:p text:style-name="P2">They will have the following aspect:</text:p>
      <text:p text:style-name="P2">- Effect: an ability or modification the structure applies to the tile it resides on</text:p>
      <text:p text:style-name="P12">- Cost: a number that represents how many inventory spaces the card of the structure would consume</text:p>
      <text:p text:style-name="P2"/>
      <text:p text:style-name="P3">Workshop</text:p>
      <text:p text:style-name="P7">A structure created by workers; acts like extra inventory space for workers</text:p>
      <text:p text:style-name="P7">Effect: Has two inventory slots that can be given cards. When a worker uses their “Construct” specialty on this structure, will include cards stored in this special inventory to the recipe. This can be used to produce more advanced cards</text:p>
      <text:p text:style-name="P7">Cost: [2]</text:p>
      <text:p text:style-name="P7"/>
      <text:p text:style-name="P3">Bridge</text:p>
      <text:p text:style-name="P3"><text:span text:style-name="T3">A structure created at a workshop. Allows for passage over one tile of water. Must be built where there is a one tile gap; cannot be built before or after another bridge</text:span></text:p>
      <text:p text:style-name="P3"><text:span text:style-name="T3">Effect: Increases occupancy of a water tile by 1</text:span></text:p>
      <text:p text:style-name="P3"><text:span text:style-name="T3">Cost: [2]</text:span></text:p>
      <text:p text:style-name="P3"><text:span text:style-name="T3"/></text:p>
      <text:p text:style-name="P3">Long bridge</text:p>
      <text:p text:style-name="P7">A structure created at a workshop. Upgraded from a regular bridge. Must be built where there is a two tile gap; cannot be built in a one tile gap, or before or after another bridge</text:p>
      <text:p text:style-name="P7">Effect: Increases occupancy of two water tiles by 1</text:p>
      <text:p text:style-name="P7">Cost: [3]</text:p>
      <text:p text:style-name="P7"/>
      <text:p text:style-name="P3">Barracks</text:p>
      <text:p text:style-name="P7">A structure created at a workshop. Generates soldier units</text:p>
      <text:p text:style-name="P7">Effect: <text:span text:style-name="T6">On the turn it is created and e</text:span>very [5] turns, can be used to create a Warrior or Archer unit</text:p>
      <text:p text:style-name="P7">Cost: [3]</text:p>
      <text:p text:style-name="P7"/>
      <text:p text:style-name="P3">Settlement</text:p>
      <text:p text:style-name="P7">A structure created at a workshop. Generates utility units</text:p>
      <text:p text:style-name="P7">Effect: <text:span text:style-name="T6">On the turn it is created and e</text:span>very [4] turns, can be used to create a Worker or Scout unit</text:p>
      <text:p text:style-name="P7">Cost: [3]</text:p>
      <text:p text:style-name="P7"/>
      <text:p text:style-name="P3">Borough</text:p>
      <text:p text:style-name="P7">A structure created by a worker. <text:span text:style-name="T4">Increases occupancy, and allows players to store large groups of units</text:span></text:p>
      <text:p text:style-name="P8">Effect: Increases occupancy by 1. Onc<text:span text:style-name="T5">e a turn, the borough may collect a unit residing on the tile, or can place a stored unit back onto the tile, given occupancy limit has not been hit</text:span></text:p>
      <text:p text:style-name="P10">Cost: [2]</text:p>
      <text:p text:style-name="P8"/>
      <text:p text:style-name="P4">Primal Ambush</text:p>
      <text:p text:style-name="P4"><text:span text:style-name="T3">A structure created by Primal Warriors. Used to set traps for unsuspecting opponents</text:span></text:p>
      <text:p text:style-name="P4"><text:span text:style-name="T3">Effect: Invisible to opponents. Once an opponent’s unit enters the tile containing a Primal Ambush, the Primal Ambush breaks, and deals damage to the unit, equal to the damage value on creation (half the Primal Warrior’s health). If that unit is destroyed, a Primal Warrior is placed on the tile, </text:span><text:soft-page-break/><text:span text:style-name="T3">with health equal to the damage dealt to the enemy unit. Any additional damage beyond the enemy unit’s health is rewarded as health back to the Primal Warrior</text:span></text:p>
      <text:p text:style-name="P6"><text:span text:style-name="T3">Cost: none</text:span></text:p>
      <text:p text:style-name="P5">Primal Den</text:p>
      <text:p text:style-name="P9">A structure created by Primal Archers. Used to increase sight</text:p>
      <text:p text:style-name="P9">Effect: Once a turn, can be used to lock or unlock up to one unit to the tile. As long as a unit is locked to the tile, that units sight is increased by 1. On the turn a unit is unlocked, that unit is treated as already moved</text:p>
      <text:p text:style-name="P11">Cost: <text:span text:style-name="T7">non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5T11:05:40.176000000</dc:date>
    <meta:editing-duration>PT16H47M59S</meta:editing-duration>
    <meta:editing-cycles>11</meta:editing-cycles>
    <meta:document-statistic meta:table-count="0" meta:image-count="0" meta:object-count="0" meta:page-count="2" meta:paragraph-count="39" meta:word-count="488" meta:character-count="2693" meta:non-whitespace-character-count="2244"/>
  </office:meta>
</office:document-meta>
</file>